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tham bookregular" svg:font-family="'gotham bookregular'"/>
  </office:font-face-decls>
  <office:automatic-styles>
    <style:style style:name="P1" style:family="paragraph" style:parent-style-name="Heading_20_2">
      <style:text-properties fo:font-variant="normal" fo:text-transform="none" fo:color="#2f3336" loext:opacity="100%" style:font-name="gotham bookregular" fo:letter-spacing="normal" fo:font-style="normal" fo:font-weight="normal"/>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fo:letter-spacing="normal"/>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normal"/>
    </style:style>
    <style:style style:name="P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bold"/>
    </style:style>
    <style:style style:name="P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normal" officeooo:rsid="00083588" officeooo:paragraph-rsid="00083588"/>
    </style:style>
    <style:style style:name="P6" style:family="paragraph" style:parent-style-name="Text_20_body" style:list-style-name="L1">
      <style:paragraph-properties fo:margin-top="0cm" fo:margin-bottom="0.247cm" style:contextual-spacing="false" fo:text-align="start" style:justify-single-word="false" fo:orphans="2" fo:widows="2"/>
      <style:text-properties officeooo:paragraph-rsid="00083588"/>
    </style:style>
    <style:style style:name="P7"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f3336" loext:opacity="100%" style:font-name="gotham bookregular" fo:font-size="11.25pt" fo:letter-spacing="normal" fo:font-style="normal" fo:font-weight="normal" officeooo:paragraph-rsid="000a64a7"/>
    </style:style>
    <style:style style:name="P8"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f3336" loext:opacity="100%" style:font-name="gotham bookregular" fo:font-size="11.25pt" fo:letter-spacing="normal" fo:font-style="normal" fo:font-weight="normal" officeooo:paragraph-rsid="00083588"/>
    </style:style>
    <style:style style:name="P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normal" officeooo:rsid="000d98d5" officeooo:paragraph-rsid="000d98d5"/>
    </style:style>
    <style:style style:name="P1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normal" officeooo:rsid="0006158e" officeooo:paragraph-rsid="0006158e"/>
    </style:style>
    <style:style style:name="P1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fo:letter-spacing="normal" fo:font-weight="normal"/>
    </style:style>
    <style:style style:name="P1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normal" officeooo:paragraph-rsid="0006158e"/>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normal"/>
    </style:style>
    <style:style style:name="T1" style:family="text">
      <style:text-properties style:font-name="gotham bookregular" fo:font-size="11.25pt" fo:font-style="normal" fo:font-weight="bold"/>
    </style:style>
    <style:style style:name="T2" style:family="text">
      <style:text-properties style:font-name="gotham bookregular" fo:font-size="11.25pt" fo:font-style="normal" fo:font-weight="normal"/>
    </style:style>
    <style:style style:name="T3" style:family="text">
      <style:text-properties style:font-name="gotham bookregular" fo:font-size="11.25pt" fo:font-style="italic" fo:font-weight="normal"/>
    </style:style>
    <style:style style:name="T4" style:family="text">
      <style:text-properties fo:font-weight="bold"/>
    </style:style>
    <style:style style:name="T5" style:family="text">
      <style:text-properties style:text-underline-style="solid" style:text-underline-width="auto" style:text-underline-color="font-color" fo:font-weight="bold"/>
    </style:style>
    <style:style style:name="T6" style:family="text">
      <style:text-properties fo:font-variant="normal" fo:text-transform="none" fo:color="#2f3336" loext:opacity="100%" style:font-name="gotham bookregular" fo:font-size="11.25pt" fo:letter-spacing="normal" fo:font-style="normal" fo:font-weight="normal" officeooo:rsid="00083588"/>
    </style:style>
    <style:style style:name="T7" style:family="text">
      <style:text-properties fo:font-variant="normal" fo:text-transform="none" fo:color="#2f3336" loext:opacity="100%" style:font-name="gotham bookregular" fo:font-size="11.25pt" fo:letter-spacing="normal" fo:font-style="normal" fo:font-weight="normal" officeooo:rsid="0008cd9f"/>
    </style:style>
    <style:style style:name="T8" style:family="text">
      <style:text-properties officeooo:rsid="00083588"/>
    </style:style>
    <style:style style:name="T9" style:family="text">
      <style:text-properties officeooo:rsid="000a64a7"/>
    </style:style>
    <style:style style:name="T10" style:family="text">
      <style:text-properties officeooo:rsid="0008cd9f"/>
    </style:style>
    <style:style style:name="T11" style:family="text">
      <style:text-properties style:font-name="gotham bookregular" fo:font-size="11.25pt" fo:font-style="normal"/>
    </style:style>
    <style:style style:name="T12" style:family="text">
      <style:text-properties style:font-name="gotham bookregular" fo:font-size="11.25pt" fo:font-style="normal" officeooo:rsid="0006158e"/>
    </style:style>
    <style:style style:name="T13" style:family="text">
      <style:text-properties style:font-name="gotham bookregular" fo:font-size="11.25pt" fo:font-style="normal" style:font-weight-asian="normal" style:font-weight-complex="normal"/>
    </style:style>
    <style:style style:name="T14" style:family="text">
      <style:text-properties style:font-name="gotham bookregular" fo:font-size="11.25pt" fo:font-style="normal" officeooo:rsid="0006158e" style:font-weight-asian="normal" style:font-weight-complex="normal"/>
    </style:style>
    <style:style style:name="T15" style:family="text">
      <style:text-properties style:font-name="gotham bookregular" fo:font-size="11.25pt" fo:font-style="normal" officeooo:rsid="00065f14"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Fuentes anímicas de las preguntas filosóficas</text:h>
      <text:p text:style-name="P2">   <text:span text:style-name="T1">Clase 2: Orígenes y Problemas filosóficos:</text:span><text:span text:style-name="T2"> </text:span></text:p>
      <text:p text:style-name="P2">    <text:span text:style-name="T2">Ahondaremos ahora nuestro acercamiento a la filosofía indagando algunos de los posibles orígenes de las preguntas filosóficas. La palabra </text:span><text:span text:style-name="T3">origen</text:span><text:span text:style-name="T2">, en su sentido cronológico, se refiere al momento histórico en el cual surgieron los primeros planteos filosóficos. Este origen se ubica en Grecia en el siglo VI antes de Cristo. La palabra </text:span><text:span text:style-name="T3">origen</text:span><text:span text:style-name="T2">, sin embargo, puede entenderse no sólo en sentido cronológico sino también en sentido de </text:span><text:span text:style-name="T1">fuente</text:span><text:span text:style-name="T2">, de lugar de dónde surge algo. En este caso nos interesa indagar cuáles son los </text:span><text:span text:style-name="T1">posibles estados de ánimo que favorecen el surgimiento de las preguntas filosóficas</text:span><text:span text:style-name="T2">. Hay un filósofo muy importante del siglo XX, alemán, llamado </text:span><text:span text:style-name="T1">Karl</text:span><text:span text:style-name="T2"> </text:span><text:span text:style-name="T1">Jaspers</text:span><text:span text:style-name="T2">, que escribió acerca de esto y dijo que estas posibles fuentes son 3</text:span><text:span text:style-name="T1">: asombro</text:span><text:span text:style-name="T2">, </text:span><text:span text:style-name="T1">duda</text:span><text:span text:style-name="T2"> y </text:span><text:span text:style-name="T1">situaciones</text:span><text:span text:style-name="T2"> </text:span><text:span text:style-name="T1">límite</text:span><text:span text:style-name="T2">.</text:span></text:p>
      <text:p text:style-name="P2"> </text:p>
      <text:p text:style-name="P2"> </text:p>
      <text:p text:style-name="P3">a-    <text:span text:style-name="T4">Asombro:</text:span> El asombro como origen fue planteado por <text:span text:style-name="T4">Platón</text:span>, quien afirmaba que somos partícipes del espectáculo de la naturaleza, y eso nos ha dado el impulso de investigar el universo. También <text:span text:style-name="T4">Aristóteles</text:span> se refirió a la “admiración”, en tanto implica sorprenderse ante lo cotidiano, rompiendo la relación práctica o utilitaria con el mundo, y viéndolo todo con otros ojos, con mirada desinteresada, preguntándose por el fundamento y la esencia de la realidad.</text:p>
      <text:p text:style-name="P2"> </text:p>
      <text:p text:style-name="P3">b-     <text:span text:style-name="T4">Duda</text:span>: La duda se anuncia frente a la acumulación de conocimientos, como la fuente del examen crítico de todo saber. La duda es el sentimiento de la reflexión filosófica de la modernidad, momento histórico en que se derrumba la concepción medieval del mundo, y advienen descubrimientos científicos y geográficos decisivos. <text:span text:style-name="T4">Descartes</text:span> simboliza esta fuente de la reflexión filosófica, y la búsqueda de lo indubitable en la filosofía.</text:p>
      <text:p text:style-name="P2"> </text:p>
      <text:p text:style-name="P3">c-    <text:span text:style-name="T4">Situaciones límite</text:span>: Esta puerta de acceso a la filosofía, consiste en percatarse de la propia debilidad, sentirse impotente frente a situaciones inalterables, tales como la muerte, el dolor, la violencia, la enfermedad, las desilusiones, las frustraciones, etc. Al tomar conciencia de estos momentos límite, se abre la reflexión filosófica en el reconocimiento personal de las situaciones de <text:span text:style-name="T4">angustia</text:span> y <text:span text:style-name="T4">desamparo</text:span>, temáticas tratadas contemporáneamente por la corriente existencialista de J. P. Sartre.</text:p>
      <text:p text:style-name="P2"> </text:p>
      <text:p text:style-name="P3">Los orígenes de la filosofía, conducen a su vez a diversas problemáticas que dividen el campo del saber filosófico en diferentes <text:span text:style-name="T5">ramas</text:span>:</text:p>
      <text:p text:style-name="P2"><text:soft-page-break/> </text:p>
      <text:p text:style-name="P3"><text:span text:style-name="T4">Asombro</text:span>: Conduce a preguntarse cuestiones como qué es la realidad, qué diferencia hay entre lo aparente y lo real, qué es el ser, si Dios existe, etc. Estas cuestiones se refieren al denominado “problema del ser”, y son estudiadas por la <text:span text:style-name="T4">Metafísica</text:span> u <text:span text:style-name="T4">Ontología</text:span>.</text:p>
      <text:p text:style-name="P2"> </text:p>
      <text:p text:style-name="P3"><text:span text:style-name="T4">Duda</text:span>: La duda conduce a cuestionarse por el conocimiento, si es posible conocer, si el conocimiento tiene límites, si el conocimiento es absoluto o relativo, cuál es la fuente del conocimiento, si es la razón o la experiencia, qué cosas conocemos, qué es la verdad, cuánto podemos confiar en los sentidos, etc. Estas cuestiones son abordadas por la <text:span text:style-name="T4">Gnoseología</text:span> o <text:span text:style-name="T4">Teoría del Conocimiento</text:span>.  </text:p>
      <text:p text:style-name="P2"> </text:p>
      <text:p text:style-name="P3"><text:span text:style-name="T4">Situaciones límite</text:span>: Aquí las cuestiones se refieren a la naturaleza humana, o sea, el “problema del hombre”, abordada por la <text:span text:style-name="T4">Antropología Filosófica</text:span>. Además, los momentos límite conducen a la pregunta por el obrar humano, cómo conducirse en la vida, qué es el bien, en qué consiste el deber, qué es la felicidad, qué es la justicia, etc. Estos temas pertenecen al campo de la <text:span text:style-name="T4">Ética</text:span>, disciplina sobre la que está centrada nuestra materia.</text:p>
      <text:p text:style-name="P2"> </text:p>
      <text:p text:style-name="P2">    <text:span text:style-name="T2">Más allá de las mencionadas divisiones, es preciso remarcar que la filosofía es una unidad, pues no hay límites exactos entre las problemáticas, sino más bien al contrario, todas están </text:span><text:span text:style-name="T1">interrelacionadas</text:span><text:span text:style-name="T2">. Los campos mencionados son los principales, pero no los únicos. Siempre habrá filosofía, toda vez que los seres humanos encaren los fundamentos de cualquier tema. Las cuestiones filosóficas surgen cada vez que lo cotidiano es encarado con otra mirada, sujeto a la reflexión crítica y a un examen valorativo. Pueden mencionarse, por ejemplo, la </text:span><text:span text:style-name="T1">filosofía de la educación</text:span><text:span text:style-name="T2">, la </text:span><text:span text:style-name="T1">filosofía de las ciencias</text:span><text:span text:style-name="T2"> o </text:span><text:span text:style-name="T1">Epistemología</text:span><text:span text:style-name="T2">, la </text:span><text:span text:style-name="T1">filosofía de la historia</text:span><text:span text:style-name="T2">, la </text:span><text:span text:style-name="T1">filosofía del derecho</text:span><text:span text:style-name="T2">, la </text:span><text:span text:style-name="T1">filosofía del lenguaje</text:span><text:span text:style-name="T2">, la </text:span><text:span text:style-name="T1">filosofía de las religiones</text:span><text:span text:style-name="T2">, </text:span><text:span text:style-name="T1">filosofía política</text:span><text:span text:style-name="T2">, la </text:span><text:span text:style-name="T1">estética</text:span><text:span text:style-name="T2">, la </text:span><text:span text:style-name="T1">lógica</text:span><text:span text:style-name="T2"> como saber instrumental, que constituye una introducción al saber filosófico y al saber en general.</text:span></text:p>
      <text:p text:style-name="P2"> </text:p>
      <text:p text:style-name="P2"> </text:p>
      <text:p text:style-name="P4">ACTIVIDADES:</text:p>
      <text:p text:style-name="P3">1- Explique las principales características de la filosofía.</text:p>
      <text:p text:style-name="P5">Las características que se mencionaron de la filosofía son:</text:p>
      <text:p text:style-name="P5"/>
      <text:list text:style-name="L1">
        <text:list-item>
          <text:p text:style-name="P6"><text:soft-page-break/><text:span text:style-name="T6">Es un saber universal: </text:span><text:span text:style-name="T7">Esto significa que no hay limitaciones como las ciencias, acerca de cuales son los temas por asi decirlo que debe abordar, sino que por ejemplo podría abordar temas de todas las ciencias.</text:span></text:p>
        </text:list-item>
        <text:list-item>
          <text:p text:style-name="P6"><text:span text:style-name="T6">Es un saber acerca de los fund</text:span><text:span text:style-name="T7">amentos: No se da nada por sentado, por ejemplo como la ciencia, mientras que en la física se aceptan por ejemplo ciertas leyes, ahí el filosofo empieza a pensar por que esto es asi y también por que se dan por sentado.</text:span></text:p>
        </text:list-item>
        <text:list-item>
          <text:p text:style-name="P7"><text:span text:style-name="T8">Cuestiona los supuestos de la ciencia: </text:span><text:span text:style-name="T9">L</text:span><text:span text:style-name="T10">as ciencias conocen, en la filosofía se pregunta qué es conocer, en la ciencia se formulan leyes pero en la filos</text:span><text:span text:style-name="T9">o</text:span><text:span text:style-name="T10">fía se pregunta qué es la ley, por mencionar algunos ejemplos.</text:span></text:p>
        </text:list-item>
        <text:list-item>
          <text:p text:style-name="P8"><text:span text:style-name="T8">Trata de llegar a la raíz.</text:span></text:p>
        </text:list-item>
        <text:list-item>
          <text:p text:style-name="P8"><text:span text:style-name="T8">Se cuestiona contantemente las respuestas que se va encontrando.</text:span></text:p>
        </text:list-item>
      </text:list>
      <text:p text:style-name="P3"/>
      <text:p text:style-name="P3">2- Realice un comentario acerca de la posible utilidad de la filosofía.</text:p>
      <text:p text:style-name="P9">Yo creo que la filosofía permite en cierta forma que “avancemos” como sociedad, donde avanzar puede significar aumentar el conocimiento sobre determinadas disciplinas por ejemplo, muchos temas de ramas de la ciencia de alguna manera surgen en base a preguntas filosóficas.</text:p>
      <text:p text:style-name="P10"/>
      <text:p text:style-name="P11"><text:span text:style-name="T11">3- ¿Cuáles son los posibles orígenes de un pensamiento filosófico? ¿Reconoce alguno de ellos en su vivencia personal? </text:span><text:span text:style-name="T12">Los posibles origenes del pensamiento filosofíco son a</text:span><text:span text:style-name="T13">sombro, </text:span><text:span text:style-name="T14">d</text:span><text:span text:style-name="T13">uda, </text:span><text:span text:style-name="T14">s</text:span><text:span text:style-name="T13">ituaciones límite, </text:span><text:span text:style-name="T14">en mi vida personal reconozco principalmente la duda y las situaciones limites, la duda principalmente se me presento muchas veces, un pensamiento muy comun supongo es el “¿cual es el sentido? La pregunta es en sí, cual es el sentido, hay alguna dirección ya sea del tiempo, ya sea un objetivo común que tengamos que cumplir como raza humana, como especie, nuestro universo cumple un fin, o son un monton de cosas sueltas asi tiradas en el mundo” <text:s/>acá podría tambien presentarse el asombr</text:span><text:span text:style-name="T15">o</text:span><text:span text:style-name="T14"> “si efectivamente son un monton de cosas tiradas asi nomas entonces porque percibimos que hay un orden y una repeticion, si hay leyes en la naturaleza, porque son asi, y de todas las posibles existencias porque es esta la que toco, porque no toco otra” y finalmente las situaciones limite, una que viví y me ayudo a replantearme el mundo fue la crisis del covid, en ese momento me plantee por ejemplo si lo que habia venido haciendo con mi vida era lo que <text:s/>yo queria para mi futuro y bueno de alguna manera me llevo a estudiar la carrera esta que estoy estudiando. </text:span></text:p>
      <text:p text:style-name="P12"/>
      <text:p text:style-name="P13">4- Mencione algunas de las ramas de la filosofía y explique cuál es su objeto de estudio principal.</text:p>
      <text:p text:style-name="P13">La metafísica estudia la diferencia entre lo aparente y lo real, qué es el ser, si Dios existe, etc. Estas cuestiones se refieren al denominado “problema del ser”.</text:p>
      <text:p text:style-name="P13">Gnoseología estudia el conocimiento, si es posible conocer, si el conocimiento tiene límites, si el conocimiento es absoluto o relativo, cuál es la fuente del conocimiento, <text:soft-page-break/>si es la razón o la experiencia, qué cosas conocemos, qué es la verdad, cuánto podemos confiar en los sentidos, etc. <text:s/> </text:p>
      <text:p text:style-name="P13"> </text:p>
      <text:p text:style-name="P13">Situaciones límite: Aquí las cuestiones se refieren a la naturaleza humana, o sea, el “problema del hombre”, abordada por la Antropología Filosófica. Además, los momentos límite conducen a la pregunta por el obrar humano, cómo conducirse en la vida, qué es el bien, en qué consiste el deber, qué es la felicidad, qué es la justicia, etc. Estos temas pertenecen al campo de la Ética, disciplina sobre la que está centrada nuestra materia.</text:p>
      <text:p text:style-name="P13"> </text:p>
      <text:p text:style-name="P13">    Más allá de las mencionadas divisiones, es preciso remarcar que la filosofía es una unidad, pues no hay límites exactos entre las problemáticas, sino más bien al contrario, todas están interrelacionadas. Los campos mencionados son los principales, pero no los únicos. Siempre habrá filosofía, toda vez que los seres humanos encaren los fundamentos de cualquier tema. Las cuestiones filosóficas surgen cada vez que lo cotidiano es encarado con otra mirada, sujeto a la reflexión crítica y a un examen valorativo. Pueden mencionarse, por ejemplo, la filosofía de la educación, la filosofía de las ciencias o Epistemología, la filosofía de la historia, la filosofía del derecho, la filosofía del lenguaje, la filosofía de las religiones, filosofía política, la estética, la lógica como saber instrumental, que constituye una introducción al saber filosófico y al saber en general.</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tham bookregular" svg:font-family="'gotham book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4:59:55.554000000</meta:creation-date>
    <dc:date>2025-03-25T19:02:45.862000000</dc:date>
    <meta:editing-duration>PT3H44M26S</meta:editing-duration>
    <meta:editing-cycles>8</meta:editing-cycles>
    <meta:generator>LibreOffice/24.8.5.2$Windows_X86_64 LibreOffice_project/fddf2685c70b461e7832239a0162a77216259f22</meta:generator>
    <meta:document-statistic meta:table-count="0" meta:image-count="0" meta:object-count="0" meta:page-count="4" meta:paragraph-count="40" meta:word-count="1417" meta:character-count="8779" meta:non-whitespace-character-count="7347"/>
  </office:meta>
</office:document-meta>
</file>